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Heading_20_1" style:master-page-name="Standard">
      <style:paragraph-properties fo:break-before="auto" fo:line-height="115%" fo:margin-top="0.353cm" fo:keep-with-next="always" fo:keep-together="always" style:writing-mode="lr-tb"/>
    </style:style>
    <style:style style:name="P2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3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4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5" style:family="paragraph" style:parent-style-name="Title">
      <style:paragraph-properties fo:break-before="auto" fo:line-height="115%" fo:keep-with-next="always" fo:keep-together="always" style:writing-mode="lr-tb"/>
    </style:style>
    <style:style style:name="T5_1" style:family="text"/>
    <style:style style:name="T5_2" style:family="text"/>
    <style:style style:name="T5_3" style:family="text"/>
    <style:style style:name="P6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6_1" style:family="text">
      <style:text-properties fo:font-style="italic" style:font-style-asian="italic" style:font-style-complex="italic" fo:font-size="13pt" style:font-size-asian="13pt" style:font-size-complex="13pt" fo:font-weight="normal" style:font-weight-asian="normal" style:font-weight-complex="normal"/>
    </style:style>
    <style:style style:name="T6_2" style:family="text">
      <style:text-properties fo:font-style="italic" style:font-style-asian="italic" style:font-style-complex="italic" fo:font-size="13pt" style:font-size-asian="13pt" style:font-size-complex="13pt" fo:font-weight="normal" style:font-weight-asian="normal" style:font-weight-complex="normal"/>
    </style:style>
    <style:style style:name="T6_3" style:family="text">
      <style:text-properties fo:font-style="italic" style:font-style-asian="italic" style:font-style-complex="italic" fo:font-size="13pt" style:font-size-asian="13pt" style:font-size-complex="13pt" fo:font-weight="normal" style:font-weight-asian="normal" style:font-weight-complex="normal"/>
    </style:style>
    <style:style style:name="P7" style:family="paragraph" style:parent-style-name="Heading_20_1">
      <style:paragraph-properties fo:break-before="auto" fo:line-height="115%" fo:margin-top="0.353cm" fo:keep-with-next="always" fo:keep-together="always" style:writing-mode="lr-tb"/>
      <style:text-properties fo:font-style="italic" style:font-style-asian="italic" style:font-style-complex="italic" fo:color="#666666" fo:font-size="13pt" style:font-size-asian="13pt" style:font-size-complex="13pt"/>
    </style:style>
    <style:style style:name="P8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9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10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11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12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T12_1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P13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T13_1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3_2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3_3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3_4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3_5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3_6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P14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T14_1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4_2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4_3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4_4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4_5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4_6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P15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T15_1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5_2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5_3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5_4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5_5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T15_6" style:family="text">
      <style:text-properties fo:color="#1155cc" style:font-name="Arial" fo:font-size="11pt" style:font-name-asian="Arial" style:font-size-asian="11pt" style:font-name-complex="Arial" style:font-size-complex="11pt"/>
    </style:style>
    <style:style style:name="P16" style:family="paragraph" style:parent-style-name="Heading_20_1">
      <style:paragraph-properties fo:break-before="auto" fo:line-height="115%" fo:margin-top="0.353cm" fo:keep-with-next="always" fo:keep-together="always" style:writing-mode="lr-tb"/>
      <style:text-properties fo:color="#1155cc" style:font-name="Arial" fo:font-size="11pt" style:font-name-asian="Arial" style:font-size-asian="11pt" style:font-name-complex="Arial" style:font-size-complex="11pt"/>
    </style:style>
    <style:style style:name="P17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18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19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20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21" style:family="paragraph" style:parent-style-name="Heading_20_1">
      <style:paragraph-properties fo:break-before="auto" fo:line-height="115%" fo:margin-top="0.353cm" fo:keep-with-next="always" fo:keep-together="always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>
      <style:text-properties fo:color="#1155cc" style:text-underline-style="solid" style:text-underline-color="font-color"/>
    </style:style>
    <style:style style:name="T22_20" style:family="text"/>
    <style:style style:name="T22_21" style:family="text">
      <style:text-properties fo:color="#1155cc" style:text-underline-style="solid" style:text-underline-color="font-color"/>
    </style:style>
    <style:style style:name="T22_22" style:family="text"/>
    <style:style style:name="T22_23" style:family="text">
      <style:text-properties fo:color="#1155cc" style:text-underline-style="solid" style:text-underline-color="font-color"/>
    </style:style>
    <style:style style:name="T22_24" style:family="text"/>
    <style:style style:name="T22_25" style:family="text">
      <style:text-properties fo:color="#1155cc" style:text-underline-style="solid" style:text-underline-color="font-color"/>
    </style:style>
    <style:style style:name="T22_26" style:family="text"/>
    <style:style style:name="T22_27" style:family="text">
      <style:text-properties fo:color="#1155cc" style:text-underline-style="solid" style:text-underline-color="font-color"/>
    </style:style>
    <style:style style:name="T22_28" style:family="text"/>
    <style:style style:name="T22_29" style:family="text">
      <style:text-properties fo:color="#1155cc" style:text-underline-style="solid" style:text-underline-color="font-color"/>
    </style:style>
    <style:style style:name="T22_30" style:family="text"/>
    <style:style style:name="T22_31" style:family="text">
      <style:text-properties fo:color="#1155cc" style:text-underline-style="solid" style:text-underline-color="font-color"/>
    </style:style>
    <style:style style:name="T22_32" style:family="text"/>
    <style:style style:name="T22_33" style:family="text">
      <style:text-properties fo:color="#1155cc" style:text-underline-style="solid" style:text-underline-color="font-color"/>
    </style:style>
    <style:style style:name="T22_34" style:family="text"/>
    <style:style style:name="T22_35" style:family="text">
      <style:text-properties fo:color="#1155cc" style:text-underline-style="solid" style:text-underline-color="font-color"/>
    </style:style>
    <style:style style:name="T22_36" style:family="text"/>
    <style:style style:name="T22_37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Heading_20_3">
      <style:paragraph-properties fo:break-before="auto" fo:line-height="115%" style:writing-mode="lr-tb"/>
    </style:style>
    <style:style style:name="T26_1" style:family="text"/>
    <style:style style:name="T26_2" style:family="text"/>
    <style:style style:name="P27" style:family="paragraph" style:parent-style-name="Heading_20_4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P29" style:family="paragraph" style:parent-style-name="Heading_20_4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P31" style:family="paragraph" style:parent-style-name="Heading_20_4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P33" style:family="paragraph" style:parent-style-name="Heading_20_4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P35" style:family="paragraph" style:parent-style-name="Heading_20_4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P40" style:family="paragraph" style:parent-style-name="Standard">
      <style:paragraph-properties fo:break-before="auto" fo:line-height="115%" fo:margin-top="0cm" fo:margin-bottom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P41" style:family="paragraph" style:parent-style-name="Standard">
      <style:paragraph-properties fo:break-before="auto" fo:text-indent="1.27cm" fo:line-height="115%" style:writing-mode="lr-tb"/>
    </style:style>
  </office:automatic-styles>
  <office:body>
    <office:text>
      <text:h text:style-name="P1" text:outline-level="10"><text:bookmark-start text:name="h.jcek012p21dy"/><text:bookmark-end text:name="h.jcek012p21dy"/></text:h>
      <text:h text:style-name="P2" text:outline-level="10"><text:bookmark-start text:name="h.f36mv9ehauyb"/><text:bookmark-end text:name="h.f36mv9ehauyb"/></text:h>
      <text:h text:style-name="P3" text:outline-level="10"><text:bookmark-start text:name="h.y0sm8jgiwu7w"/><text:bookmark-end text:name="h.y0sm8jgiwu7w"/></text:h>
      <text:h text:style-name="P4" text:outline-level="10"><text:bookmark-start text:name="h.scjypg5b9m2g"/><text:bookmark-end text:name="h.scjypg5b9m2g"/></text:h>
      <text:p text:style-name="P5"><text:bookmark-start text:name="h.fwtsyl2ziy0z"/><text:bookmark-end text:name="h.fwtsyl2ziy0z"/><text:span text:style-name="T5_1">Data</text:span><text:span text:style-name="T5_2"><text:s/></text:span><text:span text:style-name="T5_3">Mining</text:span></text:p>
      <text:h text:style-name="P6" text:outline-level="10"><text:span text:style-name="T6_1">Versuch</text:span><text:span text:style-name="T6_2"><text:s/>6<text:s/></text:span><text:span text:style-name="T6_3">Gesichtserkennung</text:span></text:h>
      <text:h text:style-name="P7" text:outline-level="10"/>
      <text:h text:style-name="P8" text:outline-level="10"><text:bookmark-start text:name="h.nh123oqk0kq5"/><text:bookmark-end text:name="h.nh123oqk0kq5"/></text:h>
      <text:h text:style-name="P9" text:outline-level="10"><text:bookmark-start text:name="h.xk0xcll8cwne"/><text:bookmark-end text:name="h.xk0xcll8cwne"/></text:h>
      <text:h text:style-name="P10" text:outline-level="10"><text:bookmark-start text:name="h.pk4a5c20eqye"/><text:bookmark-end text:name="h.pk4a5c20eqye"/></text:h>
      <text:h text:style-name="P11" text:outline-level="10"><text:bookmark-start text:name="h.khap6e3et9ek"/><text:bookmark-end text:name="h.khap6e3et9ek"/></text:h>
      <text:h text:style-name="P12" text:outline-level="10"><text:span text:style-name="T12_1">von</text:span></text:h>
      <text:h text:style-name="P13" text:outline-level="10"><text:span text:style-name="T13_1">Armin</text:span><text:span text:style-name="T13_2"><text:s/></text:span><text:span text:style-name="T13_3">Schwarz</text:span><text:span text:style-name="T13_4"><text:s/>(</text:span><text:span text:style-name="T13_5">as</text:span><text:span text:style-name="T13_6">219)</text:span></text:h>
      <text:h text:style-name="P14" text:outline-level="10"><text:span text:style-name="T14_1">Florian</text:span><text:span text:style-name="T14_2"><text:s/></text:span><text:span text:style-name="T14_3">Tatzel</text:span><text:span text:style-name="T14_4"><text:s/>(</text:span><text:span text:style-name="T14_5">ft</text:span><text:span text:style-name="T14_6">020)</text:span></text:h>
      <text:h text:style-name="P15" text:outline-level="10"><text:span text:style-name="T15_1">Marc</text:span><text:span text:style-name="T15_2"><text:s/></text:span><text:span text:style-name="T15_3">Walter</text:span><text:span text:style-name="T15_4"><text:s/>(</text:span><text:span text:style-name="T15_5">mw</text:span><text:span text:style-name="T15_6">136)</text:span></text:h>
      <text:h text:style-name="P16" text:outline-level="10"/>
      <text:h text:style-name="P17" text:outline-level="10"><text:bookmark-start text:name="h.nvb67rm5pezm"/><text:bookmark-end text:name="h.nvb67rm5pezm"/></text:h>
      <text:h text:style-name="P18" text:outline-level="10"><text:bookmark-start text:name="h.as3fe16p8jne"/><text:bookmark-end text:name="h.as3fe16p8jne"/></text:h>
      <text:h text:style-name="P19" text:outline-level="10"><text:bookmark-start text:name="h.x274uy9qphyz"/><text:bookmark-end text:name="h.x274uy9qphyz"/></text:h>
      <text:h text:style-name="P20" text:outline-level="10"><text:bookmark-start text:name="h.r175omm58php"/><text:bookmark-end text:name="h.r175omm58php"/></text:h>
      <text:h text:style-name="P21" text:outline-level="10"><text:bookmark-start text:name="h.hrp6tp27j1m8"/><text:bookmark-end text:name="h.hrp6tp27j1m8"/></text:h>
      <text:p text:style-name="P22"><text:span text:style-name="T22_1">Das</text:span><text:span text:style-name="T22_2"><text:s/></text:span><text:span text:style-name="T22_3">git</text:span><text:span text:style-name="T22_4"><text:s/></text:span><text:span text:style-name="T22_5">Repository</text:span><text:span text:style-name="T22_6"><text:s/></text:span><text:span text:style-name="T22_7">mit</text:span><text:span text:style-name="T22_8"><text:s/></text:span><text:span text:style-name="T22_9">den</text:span><text:span text:style-name="T22_10"><text:s/></text:span><text:span text:style-name="T22_11">Quellcodes</text:span><text:span text:style-name="T22_12"><text:s/></text:span><text:span text:style-name="T22_13">findet</text:span><text:span text:style-name="T22_14"><text:s/></text:span><text:span text:style-name="T22_15">sich</text:span><text:span text:style-name="T22_16"><text:s/></text:span><text:span text:style-name="T22_17">unter</text:span><text:span text:style-name="T22_18"><text:a xlink:type="simple" xlink:href="https://github.com/floriant/DataMining"><text:span text:style-name="T22_19"><text:s/></text:span></text:a></text:span><text:span text:style-name="T22_20"><text:a xlink:type="simple" xlink:href="https://github.com/floriant/DataMining"><text:span text:style-name="T22_21">https</text:span></text:a></text:span><text:span text:style-name="T22_22"><text:a xlink:type="simple" xlink:href="https://github.com/floriant/DataMining"><text:span text:style-name="T22_23">://</text:span></text:a></text:span><text:span text:style-name="T22_24"><text:a xlink:type="simple" xlink:href="https://github.com/floriant/DataMining"><text:span text:style-name="T22_25">github</text:span></text:a></text:span><text:span text:style-name="T22_26"><text:a xlink:type="simple" xlink:href="https://github.com/floriant/DataMining"><text:span text:style-name="T22_27">.</text:span></text:a></text:span><text:span text:style-name="T22_28"><text:a xlink:type="simple" xlink:href="https://github.com/floriant/DataMining"><text:span text:style-name="T22_29">com</text:span></text:a></text:span><text:span text:style-name="T22_30"><text:a xlink:type="simple" xlink:href="https://github.com/floriant/DataMining"><text:span text:style-name="T22_31">/</text:span></text:a></text:span><text:span text:style-name="T22_32"><text:a xlink:type="simple" xlink:href="https://github.com/floriant/DataMining"><text:span text:style-name="T22_33">floriant</text:span></text:a></text:span><text:span text:style-name="T22_34"><text:a xlink:type="simple" xlink:href="https://github.com/floriant/DataMining"><text:span text:style-name="T22_35">/</text:span></text:a></text:span><text:span text:style-name="T22_36"><text:a xlink:type="simple" xlink:href="https://github.com/floriant/DataMining"><text:span text:style-name="T22_37">DataMining</text:span></text:a></text:span></text:p>
      <text:p text:style-name="P23"><text:span text:style-name="T23_1">Alle</text:span><text:span text:style-name="T23_2"><text:s/></text:span><text:span text:style-name="T23_3">Dateien</text:span><text:span text:style-name="T23_4"><text:s/></text:span><text:span text:style-name="T23_5">zu</text:span><text:span text:style-name="T23_6"><text:s/></text:span><text:span text:style-name="T23_7">diesem</text:span><text:span text:style-name="T23_8"><text:s/></text:span><text:span text:style-name="T23_9">Versuch</text:span><text:span text:style-name="T23_10"><text:s/></text:span><text:span text:style-name="T23_11">befinden</text:span><text:span text:style-name="T23_12"><text:s/></text:span><text:span text:style-name="T23_13">sich</text:span><text:span text:style-name="T23_14"><text:s/></text:span><text:span text:style-name="T23_15">im</text:span><text:span text:style-name="T23_16"><text:s/></text:span><text:span text:style-name="T23_17">Unterordner</text:span><text:span text:style-name="T23_18"><text:s/></text:span><text:span text:style-name="T23_19">Versuch</text:span><text:span text:style-name="T23_20">_6.</text:span></text:p>
      <text:p text:style-name="P24"/>
      <text:p text:style-name="P25"/>
      <text:h text:style-name="P26" text:outline-level="10"><text:bookmark-start text:name="h.nt7qf2rhi8im"/><text:bookmark-end text:name="h.nt7qf2rhi8im"/><text:span text:style-name="T26_1">3.4<text:s/></text:span><text:span text:style-name="T26_2">Aufgaben</text:span></text:h>
      <text:h text:style-name="P27" text:outline-level="10"><text:bookmark-start text:name="h.afjhw0kpficv"/><text:bookmark-end text:name="h.afjhw0kpficv"/><text:span text:style-name="T27_1">1.<text:s/></text:span><text:span text:style-name="T27_2">Ab</text:span><text:span text:style-name="T27_3"><text:s/></text:span><text:span text:style-name="T27_4">welcher</text:span><text:span text:style-name="T27_5"><text:s/></text:span><text:span text:style-name="T27_6">Anzahl</text:span><text:span text:style-name="T27_7"><text:s/></text:span><text:span text:style-name="T27_8">K</text:span><text:span text:style-name="T27_9"><text:s/></text:span><text:span text:style-name="T27_10">von</text:span><text:span text:style-name="T27_11"><text:s/></text:span><text:span text:style-name="T27_12">verwendeten</text:span><text:span text:style-name="T27_13"><text:s/></text:span><text:span text:style-name="T27_14">Eigenvektoren</text:span><text:span text:style-name="T27_15"><text:s/></text:span><text:span text:style-name="T27_16">treten</text:span><text:span text:style-name="T27_17"><text:s/></text:span><text:span text:style-name="T27_18">Fehlklassifikationen</text:span><text:span text:style-name="T27_19"><text:s/></text:span><text:span text:style-name="T27_20">ein</text:span><text:span text:style-name="T27_21">?</text:span></text:h>
      <text:p text:style-name="P28"><text:span text:style-name="T28_1">Bei</text:span><text:span text:style-name="T28_2"><text:s/></text:span><text:span text:style-name="T28_3">unseren</text:span><text:span text:style-name="T28_4"><text:s/></text:span><text:span text:style-name="T28_5">Gesichtern</text:span><text:span text:style-name="T28_6"><text:s/>(</text:span><text:span text:style-name="T28_7">Bilder</text:span><text:span text:style-name="T28_8"><text:s/>5<text:s/></text:span><text:span text:style-name="T28_9">bis</text:span><text:span text:style-name="T28_10"><text:s/>7)<text:s/></text:span><text:span text:style-name="T28_11">treten</text:span><text:span text:style-name="T28_12"><text:s/></text:span><text:span text:style-name="T28_13">zuverlässig</text:span><text:span text:style-name="T28_14"><text:s/></text:span><text:span text:style-name="T28_15">Fehlklassifikationen</text:span><text:span text:style-name="T28_16"><text:s/></text:span><text:span text:style-name="T28_17">ab</text:span><text:span text:style-name="T28_18"><text:s/></text:span><text:span text:style-name="T28_19">einer</text:span><text:span text:style-name="T28_20"><text:s/></text:span><text:span text:style-name="T28_21">Anzahl</text:span><text:span text:style-name="T28_22"><text:s/></text:span><text:span text:style-name="T28_23">von</text:span><text:span text:style-name="T28_24"><text:s/></text:span><text:span text:style-name="T28_25">zwei</text:span><text:span text:style-name="T28_26"><text:s/></text:span><text:span text:style-name="T28_27">Eigenvektoren</text:span><text:span text:style-name="T28_28"><text:s/></text:span><text:span text:style-name="T28_29">auf</text:span><text:span text:style-name="T28_30">,<text:s/></text:span><text:span text:style-name="T28_31">bei</text:span><text:span text:style-name="T28_32"><text:s/></text:span><text:span text:style-name="T28_33">anderen</text:span><text:span text:style-name="T28_34"><text:s/></text:span><text:span text:style-name="T28_35">Bildern</text:span><text:span text:style-name="T28_36"><text:s/></text:span><text:span text:style-name="T28_37">allerdings</text:span><text:span text:style-name="T28_38"><text:s/></text:span><text:span text:style-name="T28_39">schon</text:span><text:span text:style-name="T28_40"><text:s/></text:span><text:span text:style-name="T28_41">mit</text:span><text:span text:style-name="T28_42"><text:s/></text:span><text:span text:style-name="T28_43">vier</text:span><text:span text:style-name="T28_44"><text:s/></text:span><text:span text:style-name="T28_45">Eigenvektoren</text:span><text:span text:style-name="T28_46">.</text:span></text:p>
      <text:h text:style-name="P29" text:outline-level="10"><text:bookmark-start text:name="h.qujurg1j33pp"/><text:bookmark-end text:name="h.qujurg1j33pp"/><text:span text:style-name="T29_1">2.<text:s/></text:span><text:span text:style-name="T29_2">Wie</text:span><text:span text:style-name="T29_3"><text:s/></text:span><text:span text:style-name="T29_4">groß</text:span><text:span text:style-name="T29_5"><text:s/></text:span><text:span text:style-name="T29_6">ist</text:span><text:span text:style-name="T29_7"><text:s/></text:span><text:span text:style-name="T29_8">dann</text:span><text:span text:style-name="T29_9"><text:s/></text:span><text:span text:style-name="T29_10">die</text:span><text:span text:style-name="T29_11"><text:s/></text:span><text:span text:style-name="T29_12">Mindestdistanz</text:span><text:span text:style-name="T29_13"><text:s/></text:span><text:span text:style-name="T29_14">zwischen</text:span><text:span text:style-name="T29_15"><text:s/></text:span><text:span text:style-name="T29_16">Test</text:span><text:span text:style-name="T29_17">-<text:s/></text:span><text:span text:style-name="T29_18">und</text:span><text:span text:style-name="T29_19"><text:s/></text:span><text:span text:style-name="T29_20">nächstliegendem</text:span><text:span text:style-name="T29_21"><text:s/></text:span><text:span text:style-name="T29_22">Trainingsbild</text:span><text:span text:style-name="T29_23">?</text:span></text:h>
      <text:p text:style-name="P30"><text:span text:style-name="T30_1">Distanz</text:span><text:span text:style-name="T30_2"><text:s/></text:span><text:span text:style-name="T30_3">bei</text:span><text:span text:style-name="T30_4"><text:s/></text:span><text:span text:style-name="T30_5">Flo</text:span><text:span text:style-name="T30_6"><text:s/>(5):<text:s/>61.914<text:s/>//<text:s/></text:span><text:span text:style-name="T30_7">Marc</text:span><text:span text:style-name="T30_8">(6):<text:s/>8.54<text:s/>//<text:s/></text:span><text:span text:style-name="T30_9">Armin</text:span><text:span text:style-name="T30_10"><text:s/>(7):<text:s/>62.759</text:span></text:p>
      <text:h text:style-name="P31" text:outline-level="10"><text:bookmark-start text:name="h.v9wqy2jbs6rv"/><text:bookmark-end text:name="h.v9wqy2jbs6rv"/><text:span text:style-name="T31_1">3.<text:s/></text:span><text:span text:style-name="T31_2">Wie</text:span><text:span text:style-name="T31_3"><text:s/></text:span><text:span text:style-name="T31_4">ändert</text:span><text:span text:style-name="T31_5"><text:s/></text:span><text:span text:style-name="T31_6">sich</text:span><text:span text:style-name="T31_7"><text:s/></text:span><text:span text:style-name="T31_8">die</text:span><text:span text:style-name="T31_9"><text:s/></text:span><text:span text:style-name="T31_10">Distanz</text:span><text:span text:style-name="T31_11"><text:s/></text:span><text:span text:style-name="T31_12">zwischen</text:span><text:span text:style-name="T31_13"><text:s/></text:span><text:span text:style-name="T31_14">Bildern</text:span><text:span text:style-name="T31_15">,<text:s/></text:span><text:span text:style-name="T31_16">wenn</text:span><text:span text:style-name="T31_17"><text:s/></text:span><text:span text:style-name="T31_18">die</text:span><text:span text:style-name="T31_19"><text:s/></text:span><text:span text:style-name="T31_20">Anzahl</text:span><text:span text:style-name="T31_21"><text:s/></text:span><text:span text:style-name="T31_22">der</text:span><text:span text:style-name="T31_23"><text:s/></text:span><text:span text:style-name="T31_24">Eigenvektoren</text:span><text:span text:style-name="T31_25"><text:s/></text:span><text:span text:style-name="T31_26">reduziert</text:span><text:span text:style-name="T31_27"><text:s/></text:span><text:span text:style-name="T31_28">wird</text:span><text:span text:style-name="T31_29">?</text:span></text:h>
      <text:p text:style-name="P32"><text:span text:style-name="T32_1">Die</text:span><text:span text:style-name="T32_2"><text:s/></text:span><text:span text:style-name="T32_3">Distanz</text:span><text:span text:style-name="T32_4"><text:s/></text:span><text:span text:style-name="T32_5">wird</text:span><text:span text:style-name="T32_6"><text:s/></text:span><text:span text:style-name="T32_7">kleiner</text:span><text:span text:style-name="T32_8">,<text:s/></text:span><text:span text:style-name="T32_9">weil</text:span><text:span text:style-name="T32_10"><text:s/></text:span><text:span text:style-name="T32_11">die</text:span><text:span text:style-name="T32_12"><text:s/></text:span><text:span text:style-name="T32_13">Anzahl</text:span><text:span text:style-name="T32_14"><text:s/></text:span><text:span text:style-name="T32_15">der</text:span><text:span text:style-name="T32_16"><text:s/></text:span><text:span text:style-name="T32_17">Punkte</text:span><text:span text:style-name="T32_18">,<text:s/></text:span><text:span text:style-name="T32_19">zwischen</text:span><text:span text:style-name="T32_20"><text:s/></text:span><text:span text:style-name="T32_21">denen</text:span><text:span text:style-name="T32_22"><text:s/></text:span><text:span text:style-name="T32_23">die</text:span><text:span text:style-name="T32_24"><text:s/></text:span><text:span text:style-name="T32_25">Distanz</text:span><text:span text:style-name="T32_26"><text:s/></text:span><text:span text:style-name="T32_27">berechnet</text:span><text:span text:style-name="T32_28"><text:s/></text:span><text:span text:style-name="T32_29">wird</text:span><text:span text:style-name="T32_30">,<text:s/></text:span><text:span text:style-name="T32_31">abnimmt</text:span><text:span text:style-name="T32_32">.</text:span></text:p>
      <text:h text:style-name="P33" text:outline-level="10"><text:bookmark-start text:name="h.wdil8twuaal2"/><text:bookmark-end text:name="h.wdil8twuaal2"/><text:span text:style-name="T33_1">4.<text:s/></text:span><text:span text:style-name="T33_2">Wie</text:span><text:span text:style-name="T33_3"><text:s/></text:span><text:span text:style-name="T33_4">könnte</text:span><text:span text:style-name="T33_5"><text:s/></text:span><text:span text:style-name="T33_6">dieser</text:span><text:span text:style-name="T33_7"><text:s/></text:span><text:span text:style-name="T33_8">Einfluss</text:span><text:span text:style-name="T33_9"><text:s/></text:span><text:span text:style-name="T33_10">der</text:span><text:span text:style-name="T33_11"><text:s/></text:span><text:span text:style-name="T33_12">Eigenvektor</text:span><text:span text:style-name="T33_13">-</text:span><text:span text:style-name="T33_14">Anzahl</text:span><text:span text:style-name="T33_15"><text:s/></text:span><text:span text:style-name="T33_16">auf</text:span><text:span text:style-name="T33_17"><text:s/></text:span><text:span text:style-name="T33_18">die</text:span><text:span text:style-name="T33_19"><text:s/></text:span><text:span text:style-name="T33_20">Mindestdistanz</text:span><text:span text:style-name="T33_21"><text:s/></text:span><text:span text:style-name="T33_22">reduziert</text:span><text:span text:style-name="T33_23"><text:s/></text:span><text:span text:style-name="T33_24">werden</text:span><text:span text:style-name="T33_25">?</text:span></text:h>
      <text:p text:style-name="P34"><text:span text:style-name="T34_1">Wenn</text:span><text:span text:style-name="T34_2"><text:s/></text:span><text:span text:style-name="T34_3">nach</text:span><text:span text:style-name="T34_4"><text:s/></text:span><text:span text:style-name="T34_5">der</text:span><text:span text:style-name="T34_6"><text:s/></text:span><text:span text:style-name="T34_7">Auswahl</text:span><text:span text:style-name="T34_8"><text:s/></text:span><text:span text:style-name="T34_9">der</text:span><text:span text:style-name="T34_10"><text:s/></text:span><text:span text:style-name="T34_11">Eigenvektoren</text:span><text:span text:style-name="T34_12"><text:s/></text:span><text:span text:style-name="T34_13">diese</text:span><text:span text:style-name="T34_14"><text:s/></text:span><text:span text:style-name="T34_15">Vektoren</text:span><text:span text:style-name="T34_16"><text:s/></text:span><text:span text:style-name="T34_17">normiert</text:span><text:span text:style-name="T34_18"><text:s/></text:span><text:span text:style-name="T34_19">werden</text:span><text:span text:style-name="T34_20">.<text:s/></text:span><text:span text:style-name="T34_21">Dadurch</text:span><text:span text:style-name="T34_22"><text:s/></text:span><text:span text:style-name="T34_23">wirkt</text:span><text:span text:style-name="T34_24"><text:s/></text:span><text:span text:style-name="T34_25">sich</text:span><text:span text:style-name="T34_26"><text:s/></text:span><text:span text:style-name="T34_27">die</text:span><text:span text:style-name="T34_28"><text:s/></text:span><text:span text:style-name="T34_29">Anzahl</text:span><text:span text:style-name="T34_30"><text:s/></text:span><text:span text:style-name="T34_31">der</text:span><text:span text:style-name="T34_32"><text:s/></text:span><text:span text:style-name="T34_33">Eigenvektoren</text:span><text:span text:style-name="T34_34"><text:s/></text:span><text:span text:style-name="T34_35">nicht</text:span><text:span text:style-name="T34_36"><text:s/></text:span><text:span text:style-name="T34_37">mehr</text:span><text:span text:style-name="T34_38"><text:s/></text:span><text:span text:style-name="T34_39">so</text:span><text:span text:style-name="T34_40"><text:s/></text:span><text:span text:style-name="T34_41">stark</text:span><text:span text:style-name="T34_42"><text:s/></text:span><text:span text:style-name="T34_43">aus</text:span><text:span text:style-name="T34_44">.</text:span></text:p>
      <text:h text:style-name="P35" text:outline-level="10"><text:bookmark-start text:name="h.uz90g9s0h7h0"/><text:bookmark-end text:name="h.uz90g9s0h7h0"/><text:span text:style-name="T35_1">5.<text:s/></text:span><text:span text:style-name="T35_2">Nennen</text:span><text:span text:style-name="T35_3"><text:s/></text:span><text:span text:style-name="T35_4">Sie</text:span><text:span text:style-name="T35_5"><text:s/></text:span><text:span text:style-name="T35_6">zwei</text:span><text:span text:style-name="T35_7"><text:s/></text:span><text:span text:style-name="T35_8">Algorithmus</text:span><text:span text:style-name="T35_9">-</text:span><text:span text:style-name="T35_10">unabhängige</text:span><text:span text:style-name="T35_11"><text:s/></text:span><text:span text:style-name="T35_12">Parameter</text:span><text:span text:style-name="T35_13">,<text:s/></text:span><text:span text:style-name="T35_14">die</text:span><text:span text:style-name="T35_15"><text:s/></text:span><text:span text:style-name="T35_16">starken</text:span><text:span text:style-name="T35_17"><text:s/></text:span><text:span text:style-name="T35_18">Einfluss</text:span><text:span text:style-name="T35_19"><text:s/></text:span><text:span text:style-name="T35_20">auf</text:span><text:span text:style-name="T35_21"><text:s/></text:span><text:span text:style-name="T35_22">Rate</text:span><text:span text:style-name="T35_23"><text:s/></text:span><text:span text:style-name="T35_24">korrekter</text:span><text:span text:style-name="T35_25"><text:s/></text:span><text:span text:style-name="T35_26">Gesichtserkennungen</text:span><text:span text:style-name="T35_27"><text:s/></text:span><text:span text:style-name="T35_28">haben</text:span><text:span text:style-name="T35_29">.</text:span></text:h>
      <text:p text:style-name="P36"><text:span text:style-name="T36_1">Wichtig</text:span><text:span text:style-name="T36_2"><text:s/></text:span><text:span text:style-name="T36_3">für</text:span><text:span text:style-name="T36_4"><text:s/></text:span><text:span text:style-name="T36_5">die</text:span><text:span text:style-name="T36_6"><text:s/></text:span><text:span text:style-name="T36_7">korrekte</text:span><text:span text:style-name="T36_8"><text:s/></text:span><text:span text:style-name="T36_9">Gesichtserkennung</text:span><text:span text:style-name="T36_10"><text:s/></text:span><text:span text:style-name="T36_11">sind</text:span><text:span text:style-name="T36_12"><text:s/></text:span><text:span text:style-name="T36_13">unter</text:span><text:span text:style-name="T36_14"><text:s/></text:span><text:span text:style-name="T36_15">anderem</text:span><text:span text:style-name="T36_16">:</text:span></text:p>
      <text:list text:style-name="LS1" xml:id="list0">
        <text:list-item>
          <text:p text:style-name="P37"><text:span text:style-name="T37_1">gleiche</text:span><text:span text:style-name="T37_2"><text:s/></text:span><text:span text:style-name="T37_3">Bildwinkel</text:span><text:span text:style-name="T37_4"><text:s/></text:span><text:span text:style-name="T37_5">und</text:span><text:span text:style-name="T37_6"><text:s/></text:span><text:span text:style-name="T37_7">gleiche</text:span><text:span text:style-name="T37_8"><text:s/></text:span><text:span text:style-name="T37_9">Gesichtausschnitte</text:span><text:span text:style-name="T37_10"><text:s/>(</text:span><text:span text:style-name="T37_11">nicht</text:span><text:span text:style-name="T37_12"><text:s/></text:span><text:span text:style-name="T37_13">teilweise</text:span><text:span text:style-name="T37_14"><text:s/></text:span><text:span text:style-name="T37_15">von</text:span><text:span text:style-name="T37_16"><text:s/></text:span><text:span text:style-name="T37_17">Stirn</text:span><text:span text:style-name="T37_18"><text:s/></text:span><text:span text:style-name="T37_19">bis</text:span><text:span text:style-name="T37_20"><text:s/></text:span><text:span text:style-name="T37_21">Kinn</text:span><text:span text:style-name="T37_22"><text:s/></text:span><text:span text:style-name="T37_23">und</text:span><text:span text:style-name="T37_24"><text:s/></text:span><text:span text:style-name="T37_25">manchmal</text:span><text:span text:style-name="T37_26"><text:s/></text:span><text:span text:style-name="T37_27">von</text:span><text:span text:style-name="T37_28"><text:s/></text:span><text:span text:style-name="T37_29">Augen</text:span><text:span text:style-name="T37_30"><text:s/></text:span><text:span text:style-name="T37_31">bis</text:span><text:span text:style-name="T37_32"><text:s/></text:span><text:span text:style-name="T37_33">Oberkörper</text:span><text:span text:style-name="T37_34">)</text:span></text:p>
        </text:list-item>
        <text:list-item>
          <text:p text:style-name="P38"><text:span text:style-name="T38_1">gleiche</text:span><text:span text:style-name="T38_2"><text:s/></text:span><text:span text:style-name="T38_3">Belichtung</text:span><text:span text:style-name="T38_4"><text:s/></text:span><text:span text:style-name="T38_5">und</text:span><text:span text:style-name="T38_6"><text:s/></text:span><text:span text:style-name="T38_7">Kamera</text:span></text:p>
        </text:list-item>
        <text:list-item>
          <text:p text:style-name="P39"><text:span text:style-name="T39_1">Brillen</text:span><text:span text:style-name="T39_2">,<text:s/></text:span><text:span text:style-name="T39_3">Mützen</text:span><text:span text:style-name="T39_4">,<text:s/></text:span><text:span text:style-name="T39_5">Ohrringe</text:span><text:span text:style-name="T39_6">…</text:span></text:p>
        </text:list-item>
        <text:list-item>
          <text:p text:style-name="P40"><text:span text:style-name="T40_1">Bildfehler</text:span><text:span text:style-name="T40_2">,<text:s/></text:span><text:span text:style-name="T40_3">Rauschen</text:span><text:span text:style-name="T40_4">,<text:s/></text:span><text:span text:style-name="T40_5">Kontrast</text:span></text:p>
        </text:list-item>
      </text:list>
      <text:p text:style-name="P4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